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rack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9">
            <text:p>8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49.246117991467">
            <text:p>$149,25</text:p>
          </table:table-cell>
          <table:table-cell table:style-name="ce5" table:formula="of:=[.F2]-[.B3]/[.B4]" office:value-type="currency" office:currency="USD" office:value="148.004359749709">
            <text:p>$148,00</text:p>
          </table:table-cell>
          <table:table-cell table:style-name="ce15" table:formula="of:=[.G2]/1.1" office:value-type="currency" office:currency="EUR" office:value="134.549417954281">
            <text:p>134,5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226">
            <text:p>0,22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110.559478890894">
            <text:p>$110,56</text:p>
          </table:table-cell>
          <table:table-cell table:style-name="ce7" table:formula="of:=[.F3]-[.B3]/[.B4]" office:value-type="currency" office:currency="USD" office:value="109.317720649135">
            <text:p>$109,32</text:p>
          </table:table-cell>
          <table:table-cell table:style-name="ce16" table:formula="of:=[.G3]/1.1" office:value-type="currency" office:currency="EUR" office:value="99.3797460446685">
            <text:p>99,3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00.339534041729">
            <text:p>100,3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82">
            <text:p>0,18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77.151673774152">
            <text:p>$77,15</text:p>
          </table:table-cell>
          <table:table-cell table:style-name="ce14" table:formula="of:=[.F4]-[.B3]/[.B4]" office:value-type="currency" office:currency="USD" office:value="75.9099155323937">
            <text:p>$75,91</text:p>
          </table:table-cell>
          <table:table-cell table:style-name="ce17" table:formula="of:=[.G4]/1.1" office:value-type="currency" office:currency="EUR" office:value="69.009014120358">
            <text:p>69,0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96">
            <text:p>$5,9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70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98">
            <text:p>$2,98</text:p>
          </table:table-cell>
          <table:table-cell table:style-name="ce5"/>
          <table:table-cell table:style-name="ce5" table:formula="of:=[.B8]/(1+[.D2])^(1/4)" office:value-type="currency" office:currency="USD" office:value="2.92321208334016">
            <text:p>$2,92</text:p>
          </table:table-cell>
          <table:table-cell table:style-name="ce7" table:formula="of:=[.B5]/2" office:value-type="currency" office:currency="USD" office:value="2.98">
            <text:p>$2,98</text:p>
          </table:table-cell>
          <table:table-cell table:style-name="ce7"/>
          <table:table-cell table:style-name="ce7" table:formula="of:=[.E8]/(1+[.D3])^(1/4)" office:value-type="currency" office:currency="USD" office:value="2.91314924183173">
            <text:p>$2,91</text:p>
          </table:table-cell>
          <table:table-cell table:style-name="ce8" table:formula="of:=[.B5]/2" office:value-type="currency" office:currency="USD" office:value="2.98">
            <text:p>$2,98</text:p>
          </table:table-cell>
          <table:table-cell table:style-name="ce8"/>
          <table:table-cell table:style-name="ce8" table:formula="of:=[.H8]/(1+[.D4])^(1/4)" office:value-type="currency" office:currency="USD" office:value="2.90325725099938">
            <text:p>$2,9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6752">
            <text:p>$6,68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6.18074074074074">
            <text:p>$6,18</text:p>
          </table:table-cell>
          <table:table-cell table:formula="of:=[.B5]*(1+[.F9])" office:value-type="currency" office:currency="USD" office:value="6.4964">
            <text:p>$6,50</text:p>
          </table:table-cell>
          <table:table-cell office:value-type="percentage" office:value="0.09">
            <text:p>9,00%</text:p>
          </table:table-cell>
          <table:table-cell table:formula="of:=[.E9]/(1+[.$D$3])^[.A9]" office:value-type="currency" office:currency="USD" office:value="5.93278538812785">
            <text:p>$5,93</text:p>
          </table:table-cell>
          <table:table-cell table:formula="of:=[.B5]*(1+[.I9])" office:value-type="currency" office:currency="USD" office:value="6.0792">
            <text:p>$6,08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5.47675675675676">
            <text:p>$5,4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544256">
            <text:p>$8,54</text:p>
          </table:table-cell>
          <table:table-cell office:value-type="percentage" office:value="0.28">
            <text:p>28,00%</text:p>
          </table:table-cell>
          <table:table-cell table:formula="of:=[.B10]/(1+[.$D$2])^[.A10]" office:value-type="currency" office:currency="USD" office:value="7.32532235939643">
            <text:p>$7,33</text:p>
          </table:table-cell>
          <table:table-cell table:formula="of:=[.E9]*(1+[.F10])" office:value-type="currency" office:currency="USD" office:value="8.185464">
            <text:p>$8,19</text:p>
          </table:table-cell>
          <table:table-cell office:value-type="percentage" office:value="0.26">
            <text:p>26,00%</text:p>
          </table:table-cell>
          <table:table-cell table:formula="of:=[.E10]/(1+[.$D$3])^[.A10]" office:value-type="currency" office:currency="USD" office:value="6.82676674798274">
            <text:p>$6,83</text:p>
          </table:table-cell>
          <table:table-cell table:formula="of:=[.H9]*(1+[.I10])" office:value-type="currency" office:currency="USD" office:value="7.173456">
            <text:p>$7,17</text:p>
          </table:table-cell>
          <table:table-cell office:value-type="percentage" office:value="0.18">
            <text:p>18,00%</text:p>
          </table:table-cell>
          <table:table-cell table:formula="of:=[.H10]/(1+[.$D$4])^[.A10]" office:value-type="currency" office:currency="USD" office:value="5.82213781348916">
            <text:p>$5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56956672">
            <text:p>$9,57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7.59663059492963">
            <text:p>$7,60</text:p>
          </table:table-cell>
          <table:table-cell table:formula="of:=[.E10]*(1+[.F11])" office:value-type="currency" office:currency="USD" office:value="8.51288256">
            <text:p>$8,51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6.4838697880384">
            <text:p>$6,48</text:p>
          </table:table-cell>
          <table:table-cell table:formula="of:=[.H10]*(1+[.I11])" office:value-type="currency" office:currency="USD" office:value="7.31692512">
            <text:p>$7,3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5.35007258536842">
            <text:p>$5,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3351320576">
            <text:p>$10,34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7.59663059492963">
            <text:p>$7,60</text:p>
          </table:table-cell>
          <table:table-cell table:formula="of:=[.E11]*(1+[.F12])" office:value-type="currency" office:currency="USD" office:value="8.8533978624">
            <text:p>$8,85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6.15819596306843">
            <text:p>$6,16</text:p>
          </table:table-cell>
          <table:table-cell table:formula="of:=[.H11]*(1+[.I12])" office:value-type="currency" office:currency="USD" office:value="7.3900943712">
            <text:p>$7,3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4.86808406416406">
            <text:p>$4,8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058591301632">
            <text:p>$11,06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7.52629142275436">
            <text:p>$7,53</text:p>
          </table:table-cell>
          <table:table-cell table:formula="of:=[.E12]*(1+[.F13])" office:value-type="currency" office:currency="USD" office:value="9.207533776896">
            <text:p>$9,21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5.84888018410153">
            <text:p>$5,85</text:p>
          </table:table-cell>
          <table:table-cell table:formula="of:=[.H12]*(1+[.I13])" office:value-type="currency" office:currency="USD" office:value="7.463995314912">
            <text:p>$7,46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4.42951793225739">
            <text:p>$4,4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1.6115208667136">
            <text:p>$11,61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7.31722777212229">
            <text:p>$7,32</text:p>
          </table:table-cell>
          <table:table-cell table:formula="of:=[.E13]*(1+[.F14])" office:value-type="currency" office:currency="USD" office:value="9.57583512797184">
            <text:p>$9,5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55510081412383">
            <text:p>$5,56</text:p>
          </table:table-cell>
          <table:table-cell table:formula="of:=[.H13]*(1+[.I14])" office:value-type="currency" office:currency="USD" office:value="7.53863526806112">
            <text:p>$7,54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4.03046226268465">
            <text:p>$4,0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1920969100493">
            <text:p>$12,19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7.1139714451189">
            <text:p>$7,11</text:p>
          </table:table-cell>
          <table:table-cell table:formula="of:=[.E14]*(1+[.F15])" office:value-type="currency" office:currency="USD" office:value="9.95886853309072">
            <text:p>$9,96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5.27607748556053">
            <text:p>$5,28</text:p>
          </table:table-cell>
          <table:table-cell table:formula="of:=[.H14]*(1+[.I15])" office:value-type="currency" office:currency="USD" office:value="7.61402162074173">
            <text:p>$7,61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3.66735755433468">
            <text:p>$3,6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8017017555517">
            <text:p>$12,8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6.91636112719893">
            <text:p>$6,92</text:p>
          </table:table-cell>
          <table:table-cell table:formula="of:=[.E15]*(1+[.F16])" office:value-type="currency" office:currency="USD" office:value="10.3572232744143">
            <text:p>$10,3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01106902738169">
            <text:p>$5,01</text:p>
          </table:table-cell>
          <table:table-cell table:formula="of:=[.H15]*(1+[.I16])" office:value-type="currency" office:currency="USD" office:value="7.69016183694915">
            <text:p>$7,69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3.3369649818721">
            <text:p>$3,3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4417868433293">
            <text:p>$13,4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6.72423998477674">
            <text:p>$6,72</text:p>
          </table:table-cell>
          <table:table-cell table:formula="of:=[.E16]*(1+[.F17])" office:value-type="currency" office:currency="USD" office:value="10.7197260890188">
            <text:p>$10,72</text:p>
          </table:table-cell>
          <table:table-cell office:value-type="percentage" office:value="0.035">
            <text:p>3,50%</text:p>
          </table:table-cell>
          <table:table-cell table:formula="of:=[.E17]/(1+[.$D$3])^[.A17]" office:value-type="currency" office:currency="USD" office:value="4.73648990259365">
            <text:p>$4,74</text:p>
          </table:table-cell>
          <table:table-cell table:formula="of:=[.H16]*(1+[.I17])" office:value-type="currency" office:currency="USD" office:value="7.76706345531864">
            <text:p>$7,7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3.03633750602776">
            <text:p>$3,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1138761854958">
            <text:p>$14,11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6.53745554075516">
            <text:p>$6,54</text:p>
          </table:table-cell>
          <table:table-cell table:formula="of:=[.E17]*(1+[.F18])" office:value-type="currency" office:currency="USD" office:value="11.0949165021345">
            <text:p>$11,09</text:p>
          </table:table-cell>
          <table:table-cell office:value-type="percentage" office:value="0.035">
            <text:p>3,50%</text:p>
          </table:table-cell>
          <table:table-cell table:formula="of:=[.E18]/(1+[.$D$3])^[.A18]" office:value-type="currency" office:currency="USD" office:value="4.47695620930085">
            <text:p>$4,48</text:p>
          </table:table-cell>
          <table:table-cell table:formula="of:=[.H17]*(1+[.I18])" office:value-type="currency" office:currency="USD" office:value="7.84473408987183">
            <text:p>$7,84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2.7627935865658">
            <text:p>$2,7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3.758083666063">
            <text:p>$73,76</text:p>
          </table:table-cell>
          <table:table-cell/>
          <table:table-cell table:style-name="ce7"/>
          <table:table-cell table:formula="of:=SUM([.G8:.G18])" office:value-type="currency" office:currency="USD" office:value="59.2193407521112">
            <text:p>$59,22</text:p>
          </table:table-cell>
          <table:table-cell/>
          <table:table-cell table:style-name="ce8"/>
          <table:table-cell table:formula="of:=SUM([.J8:.J18])" office:value-type="currency" office:currency="USD" office:value="45.6837422945202">
            <text:p>$45,6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9.36651422595">
            <text:p>$169,37</text:p>
          </table:table-cell>
          <table:table-cell table:style-name="ce5"/>
          <table:table-cell table:formula="of:=[.B20]/(1+[.D2])^([.A18]+1/2)" office:value-type="currency" office:currency="USD" office:value="75.488034325404">
            <text:p>$75,49</text:p>
          </table:table-cell>
          <table:table-cell table:formula="of:=[.E18]*[.D5]" office:value-type="currency" office:currency="USD" office:value="133.138998025614">
            <text:p>$133,14</text:p>
          </table:table-cell>
          <table:table-cell table:style-name="ce7"/>
          <table:table-cell table:formula="of:=[.E20]/(1+[.D3])^([.A18]+1/2)" office:value-type="currency" office:currency="USD" office:value="51.3401381387823">
            <text:p>$51,34</text:p>
          </table:table-cell>
          <table:table-cell table:formula="of:=[.H18]*[.D5]" office:value-type="currency" office:currency="USD" office:value="94.1368090784619">
            <text:p>$94,14</text:p>
          </table:table-cell>
          <table:table-cell table:style-name="ce8"/>
          <table:table-cell table:formula="of:=[.H20]/(1+[.D4])^([.A18]+1/2)" office:value-type="currency" office:currency="USD" office:value="31.4679314796318">
            <text:p>$31,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.06.2022</text:date>, <text:time>19:04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1T19:04:25.37</dc:date>
    <dc:creator>aaa </dc:creator>
    <meta:editing-duration>P3DT8H32M3S</meta:editing-duration>
    <meta:editing-cycles>54</meta:editing-cycles>
    <meta:generator>OpenOffice/4.1.5$Win32 OpenOffice.org_project/415m1$Build-9789</meta:generator>
    <meta:document-statistic meta:table-count="5" meta:cell-count="692" meta:object-count="0"/>
  </office:meta>
</office:document-meta>
</file>